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58.53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ta1" style:family="table" style:master-page-name="PageStyle_5f_Propuesta_20_1">
      <style:table-properties table:display="true" style:writing-mode="lr-tb"/>
    </style:style>
    <style:style style:name="ta2" style:family="table" style:master-page-name="PageStyle_5f_Propuesta_20_2">
      <style:table-properties table:display="true" style:writing-mode="lr-tb"/>
    </style:style>
    <style:style style:name="ta3" style:family="table" style:master-page-name="PageStyle_5f_Propuesta_20_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Propuesta 1'.$B$24:.$B$27])" table:allow-empty-cell="true" table:display-list="unsorted" table:base-cell-address="'Propuesta 1'.C9"/>
        <table:content-validation table:name="val2" table:condition="of:cell-content-is-in-list([$'Propuesta 2'.$B$24:.$B$27])" table:allow-empty-cell="true" table:display-list="unsorted" table:base-cell-address="'Propuesta 2'.C9"/>
        <table:content-validation table:name="val3" table:condition="of:cell-content-is-in-list([$'Propuesta 3'.$B$24:.$B$27])" table:allow-empty-cell="true" table:display-list="unsorted" table:base-cell-address="'Propuesta 3'.C9"/>
      </table:content-validations>
      <table:table table:name="Propues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office:value-type="string" calcext:value-type="string" table:number-columns-spanned="2" table:number-rows-spanned="1">
            <text:p>Grupo 13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quipo evaluador</text:p>
          </table:table-cell>
          <table:table-cell table:style-name="ce17" office:value-type="string" calcext:value-type="string" table:number-columns-spanned="2" table:number-rows-spanned="1">
            <text:p>Grupo 5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1" office:value-type="float" office:value="100" calcext:value-type="float">
            <text:p>100</text:p>
          </table:table-cell>
          <table:table-cell table:style-name="ce14" office:value-type="string" calcext:value-type="string" table:number-columns-spanned="4" table:number-rows-spanned="1">
            <text:p>Es bastante claro en que página uno se encuentra, las acciones que puede realizar y los efectos de estas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1" office:value-type="float" office:value="75" calcext:value-type="float">
            <text:p>75</text:p>
          </table:table-cell>
          <table:table-cell table:style-name="ce14" office:value-type="string" calcext:value-type="string" table:number-columns-spanned="4" table:number-rows-spanned="1">
            <text:p>El alto uso de tablas y listas dificulta el uso de expresiones complejas, promoviendo el uso de palabras que van directo al punto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1" office:value-type="float" office:value="50" calcext:value-type="float">
            <text:p>50</text:p>
          </table:table-cell>
          <table:table-cell table:style-name="ce14" office:value-type="string" calcext:value-type="string" table:number-columns-spanned="4" table:number-rows-spanned="1">
            <text:p>Si bien la edición de una rúbrica no es definitiva hasta que el usuario seleccione Guardar, no hay un metodo explicito para deshacer cambios o salir sin guardar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1" office:value-type="float" office:value="75" calcext:value-type="float">
            <text:p>75</text:p>
          </table:table-cell>
          <table:table-cell table:style-name="ce14" office:value-type="string" calcext:value-type="string" table:number-columns-spanned="4" table:number-rows-spanned="1">
            <text:p>Uso adecuado de colores y simbolos. Falta de un botón de salida explicito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4" office:value-type="string" calcext:value-type="string" table:number-columns-spanned="4" table:number-rows-spanned="1">
            <text:p>El sistema debería evitar el uso de rúbricas cuyos niveles máximos no sumen 6. No hay evidencia de tal funcionalidad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1" office:value-type="float" office:value="100" calcext:value-type="float">
            <text:p>100</text:p>
          </table:table-cell>
          <table:table-cell table:style-name="ce14" office:value-type="string" calcext:value-type="string" table:number-columns-spanned="4" table:number-rows-spanned="1">
            <text:p>El sistema muestra al usuario sus posibles acciones de manera clara y comprensible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1" office:value-type="float" office:value="50" calcext:value-type="float">
            <text:p>50</text:p>
          </table:table-cell>
          <table:table-cell table:style-name="ce14" office:value-type="string" calcext:value-type="string" table:number-columns-spanned="4" table:number-rows-spanned="1">
            <text:p>El sistema es de fácil uso pero no provee herramientas que permitan ajustar la experiencia a usuarios con distintos niveles de experiencia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1" office:value-type="float" office:value="100" calcext:value-type="float">
            <text:p>100</text:p>
          </table:table-cell>
          <table:table-cell table:style-name="ce14" office:value-type="string" calcext:value-type="string" table:number-columns-spanned="4" table:number-rows-spanned="1">
            <text:p>Un diseño simple y agradable a la vista, con información bien presentada y agrupada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4" office:value-type="string" calcext:value-type="string" table:number-columns-spanned="4" table:number-rows-spanned="1">
            <text:p>El sistema no parece presentar un metodo de manejo de errores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4" office:value-type="string" calcext:value-type="string" table:number-columns-spanned="4" table:number-rows-spanned="1">
            <text:p>El sistema no presenta ningún tipo de documentación acerca de su uso.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quipo evaluador</text:p>
          </table:table-cell>
          <table:table-cell table:style-name="ce17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quipo evaluador</text:p>
          </table:table-cell>
          <table:table-cell table:style-name="ce17" table:number-columns-spanned="2" table:number-rows-spanned="1"/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0" loext:min-decimal-places="0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-00-0000</text:date>, <text:time style:data-style-name="N2" text:time-value="15:17:06.863508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uesta_20_1" style:display-name="PageStyle_Propues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2" style:display-name="PageStyle_Propues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3" style:display-name="PageStyle_Propuesta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5T16:58:26.786935220</dc:date>
    <meta:editing-duration>PT9M8S</meta:editing-duration>
    <meta:editing-cycles>1</meta:editing-cycles>
    <meta:document-statistic meta:table-count="3" meta:cell-count="133" meta:object-count="0"/>
  </office:meta>
</office:document-meta>
</file>